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5cm" fo:min-width="0.5cm" fo:padding-top="0.151cm" fo:padding-bottom="0.151cm" fo:padding-left="0.276cm" fo:padding-right="0.276cm" loext:decorative="false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3" style:family="graphic" style:parent-style-name="standard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5cm" fo:min-width="1.25cm" loext:decorative="false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5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5cm" fo:min-width="0.75cm" loext:decorative="false"/>
      <style:paragraph-properties style:writing-mode="lr-tb"/>
    </style:style>
    <style:style style:name="gr7" style:family="graphic" style:parent-style-name="standard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5cm" fo:min-width="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  <style:text-properties fo:font-size="12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text-position="0% 100%" fo:font-size="14pt"/>
    </style:style>
    <style:style style:name="P6" style:family="paragraph">
      <loext:graphic-properties draw:fill="none"/>
      <style:paragraph-properties fo:text-align="center"/>
      <style:text-properties style:text-position="0% 100%" fo:font-size="14pt" style:font-size-asian="10pt" style:font-size-complex="10pt"/>
    </style:style>
    <style:style style:name="T1" style:family="text">
      <style:text-properties fo:font-size="12pt" style:font-size-asian="10pt" style:font-size-complex="10pt"/>
    </style:style>
    <style:style style:name="T2" style:family="text">
      <style:text-properties style:font-size-asian="10pt" style:font-size-complex="10pt"/>
    </style:style>
    <style:style style:name="T3" style:family="text">
      <style:text-properties style:text-position="sub 58%" style:font-size-asian="10pt" style:font-size-complex="10pt"/>
    </style:style>
    <style:style style:name="T4" style:family="text">
      <style:text-properties style:text-position="0% 100%" style:font-size-asian="10pt" style:font-size-complex="1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0.5cm" draw:transform="rotate (1.5707963267949) translate (7.75cm 10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" draw:text-style-name="P1" draw:layer="layout" svg:x1="8cm" svg:y1="11cm" svg:x2="8cm" svg:y2="10cm">
          <text:p/>
        </draw:line>
        <draw:line draw:style-name="gr2" draw:text-style-name="P1" draw:layer="layout" svg:x1="8cm" svg:y1="9cm" svg:x2="8cm" svg:y2="8cm">
          <text:p/>
        </draw:line>
        <draw:custom-shape draw:style-name="gr1" draw:text-style-name="P1" draw:layer="layout" svg:width="1cm" svg:height="0.5cm" draw:transform="rotate (1.5707963267949) translate (7.75cm 15.2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" draw:text-style-name="P1" draw:layer="layout" svg:x1="8cm" svg:y1="16.25cm" svg:x2="8cm" svg:y2="15.25cm">
          <text:p/>
        </draw:line>
        <draw:line draw:style-name="gr2" draw:text-style-name="P1" draw:layer="layout" svg:x1="8cm" svg:y1="12cm" svg:x2="8cm" svg:y2="11cm">
          <text:p/>
        </draw:line>
        <draw:custom-shape draw:style-name="gr1" draw:text-style-name="P1" draw:layer="layout" svg:width="1cm" svg:height="0.5cm" draw:transform="rotate (1.5707963267949) translate (7.75cm 5.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" draw:text-style-name="P1" draw:layer="layout" svg:x1="8cm" svg:y1="4.5cm" svg:x2="8cm" svg:y2="3.5cm">
          <text:p/>
        </draw:line>
        <draw:custom-shape draw:style-name="gr3" draw:text-style-name="P3" draw:layer="layout" svg:width="1.75cm" svg:height="0.5cm" svg:x="6cm" svg:y="4.75cm">
          <text:p text:style-name="P2"><text:span text:style-name="T1">2.7kΩ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cm" svg:y1="11cm" svg:x2="11cm" svg:y2="11cm">
          <text:p/>
        </draw:line>
        <draw:line draw:style-name="gr4" draw:text-style-name="P4" draw:layer="layout" svg:x1="8cm" svg:y1="16.25cm" svg:x2="11cm" svg:y2="16.25cm">
          <text:p/>
        </draw:line>
        <draw:line draw:style-name="gr4" draw:text-style-name="P4" draw:layer="layout" svg:x1="8cm" svg:y1="16.25cm" svg:x2="5cm" svg:y2="16.25cm">
          <text:p/>
        </draw:line>
        <draw:line draw:style-name="gr4" draw:text-style-name="P4" draw:layer="layout" svg:x1="8cm" svg:y1="3.5cm" svg:x2="5.25cm" svg:y2="3.5cm">
          <text:p/>
        </draw:line>
        <draw:line draw:style-name="gr5" draw:text-style-name="P4" draw:layer="layout" svg:x1="7.5cm" svg:y1="10cm" svg:x2="8.75cm" svg:y2="8.75cm">
          <text:p/>
        </draw:line>
        <draw:custom-shape draw:style-name="gr6" draw:text-style-name="P6" draw:layer="layout" svg:width="1.25cm" svg:height="0.5cm" svg:x="10.25cm" svg:y="12.5cm">
          <text:p text:style-name="P5"><text:span text:style-name="T2">+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5cm" svg:height="0.5cm" svg:x="10.25cm" svg:y="12.5cm">
          <text:p text:style-name="P5"><text:span text:style-name="T2">+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5cm" svg:height="0.5cm" svg:x="10.25cm" svg:y="12.5cm">
          <text:p text:style-name="P5"><text:span text:style-name="T2">+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5cm" svg:height="0.5cm" svg:x="10.25cm" svg:y="14.5cm">
          <text:p text:style-name="P5"><text:span text:style-name="T2">-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5cm" svg:height="0.5cm" svg:x="10cm" svg:y="13.5cm">
          <text:p text:style-name="P5"><text:span text:style-name="T2">v</text:span><text:span text:style-name="T3">2</text:span><text:span text:style-name="T4">(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5cm" svg:height="0.5cm" svg:x="4.75cm" svg:y="8.25cm">
          <text:p text:style-name="P5"><text:span text:style-name="T2">+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5cm" svg:height="0.5cm" svg:x="4.75cm" svg:y="10.25cm">
          <text:p text:style-name="P5"><text:span text:style-name="T2">-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5cm" svg:height="0.5cm" svg:x="4.75cm" svg:y="8.25cm">
          <text:p text:style-name="P5"><text:span text:style-name="T2">+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5cm" svg:height="0.5cm" svg:x="4.75cm" svg:y="10.25cm">
          <text:p text:style-name="P5"><text:span text:style-name="T2">-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5cm" svg:height="0.5cm" svg:x="4.75cm" svg:y="8.25cm">
          <text:p text:style-name="P5"><text:span text:style-name="T2">+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5cm" svg:height="0.5cm" svg:x="4.75cm" svg:y="10.25cm">
          <text:p text:style-name="P5"><text:span text:style-name="T2">-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5cm" svg:height="0.5cm" svg:x="4.5cm" svg:y="9.25cm">
          <text:p text:style-name="P5"><text:span text:style-name="T2">v</text:span><text:span text:style-name="T3">1</text:span><text:span text:style-name="T4">(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0.5cm" draw:transform="rotate (1.5707963267949) translate (7.75cm 7.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" draw:text-style-name="P1" draw:layer="layout" svg:x1="8cm" svg:y1="8.5cm" svg:x2="8cm" svg:y2="7.5cm">
          <text:p/>
        </draw:line>
        <draw:custom-shape draw:style-name="gr1" draw:text-style-name="P1" draw:layer="layout" svg:width="1cm" svg:height="0.5cm" draw:transform="rotate (1.5707963267949) translate (7.75cm 13.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4" draw:text-style-name="P4" draw:layer="layout" svg:x1="8cm" svg:y1="14.25cm" svg:x2="8cm" svg:y2="13.5cm">
          <text:p/>
        </draw:line>
        <draw:line draw:style-name="gr4" draw:text-style-name="P4" draw:layer="layout" svg:x1="8cm" svg:y1="12.5cm" svg:x2="8cm" svg:y2="12cm">
          <text:p/>
        </draw:line>
        <draw:line draw:style-name="gr4" draw:text-style-name="P4" draw:layer="layout" svg:x1="8cm" svg:y1="6.5cm" svg:x2="8cm" svg:y2="5.5cm">
          <text:p/>
        </draw:line>
        <draw:custom-shape draw:style-name="gr3" draw:text-style-name="P3" draw:layer="layout" svg:width="1.75cm" svg:height="0.5cm" svg:x="6cm" svg:y="6.75cm">
          <text:p text:style-name="P2"><text:span text:style-name="T1">47Ω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5cm" svg:height="0.5cm" svg:x="6.25cm" svg:y="14.5cm">
          <text:p text:style-name="P2"><text:span text:style-name="T1">56Ω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5cm" svg:height="0.5cm" svg:x="6cm" svg:y="12.75cm">
          <text:p text:style-name="P2"><text:span text:style-name="T1">2.7kΩ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5cm" svg:height="0.5cm" svg:x="8.25cm" svg:y="9.25cm">
          <text:p text:style-name="P2"><text:span text:style-name="T5">[0</text:span><text:span text:style-name="T1">Ω-10kΩ]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15:31:20.143475861</meta:creation-date>
    <dc:date>2025-05-06T16:02:01.865016053</dc:date>
    <meta:editing-duration>PT20M19S</meta:editing-duration>
    <meta:editing-cycles>2</meta:editing-cycles>
    <meta:generator>LibreOffice/24.2.7.2$Linux_X86_64 LibreOffice_project/420$Build-2</meta:generator>
    <meta:document-statistic meta:object-count="36"/>
  </office:meta>
</office:document-meta>
</file>